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1">0</text:span><text:span text:style-name="T2">00)</text:span></text:p>
            <text:p><text:span text:style-name="T1">0</text:span><text:span text:style-name="T2">01 <text:s text:c="2"/>1 (</text:span><text:span text:style-name="T1">0</text:span><text:span text:style-name="T2">01)</text:span></text:p>
            <text:p><text:span text:style-name="T1">0</text:span><text:span text:style-name="T2">11 <text:s text:c="2"/>2 (</text:span><text:span text:style-name="T1">0</text:span><text:span text:style-name="T2">10)</text:span></text:p>
            <text:p><text:span text:style-name="T1">0</text:span><text:span text:style-name="T2">10 <text:s text:c="2"/>3 (</text:span><text:span text:style-name="T1">0</text:span><text:span text:style-name="T2">11)</text:span></text:p>
            <text:p><text:span text:style-name="T2">110 <text:s text:c="2"/>4 (</text:span><text:span text:style-name="T3">1</text:span><text:span text:style-name="T2">00)</text:span></text:p>
            <text:p><text:span text:style-name="T2">111 <text:s text:c="2"/>5 (</text:span><text:span text:style-name="T3">1</text:span><text:span text:style-name="T2">01)</text:span></text:p>
            <text:p><text:span text:style-name="T2">101 <text:s text:c="2"/>6 (</text:span><text:span text:style-name="T3">1</text:span><text:span text:style-name="T2">10)</text:span></text:p>
            <text:p><text:span text:style-name="T2">100 <text:s text:c="2"/>7 (</text:span><text:span text:style-name="T3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4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9-03T22:48:31.413491418</dc:date>
    <dc:creator>elucterio </dc:creator>
    <meta:editing-duration>PT6M24S</meta:editing-duration>
    <meta:editing-cycles>5</meta:editing-cycles>
    <meta:generator>LibreOffice/4.2.8.2$Linux_X86_64 LibreOffice_project/420m0$Build-2</meta:generator>
    <meta:document-statistic meta:object-count="8"/>
  </office:meta>
</office:document-meta>
</file>